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b0f" officeooo:paragraph-rsid="001f3b0f"/>
    </style:style>
    <style:style style:name="P2" style:family="paragraph" style:parent-style-name="Standard">
      <style:text-properties officeooo:rsid="001f3b0f" officeooo:paragraph-rsid="0024c270"/>
    </style:style>
    <style:style style:name="P3" style:family="paragraph" style:parent-style-name="Standard">
      <style:text-properties officeooo:rsid="0024c270" officeooo:paragraph-rsid="0024c270"/>
    </style:style>
    <style:style style:name="P4" style:family="paragraph" style:parent-style-name="Standard">
      <style:text-properties officeooo:rsid="0026f515" officeooo:paragraph-rsid="0026f515"/>
    </style:style>
    <style:style style:name="P5" style:family="paragraph" style:parent-style-name="Standard">
      <style:text-properties officeooo:rsid="0026f515" officeooo:paragraph-rsid="0026f515"/>
    </style:style>
    <style:style style:name="P6" style:family="paragraph" style:parent-style-name="Standard">
      <style:text-properties officeooo:rsid="002be63a" officeooo:paragraph-rsid="002be63a"/>
    </style:style>
    <style:style style:name="T1" style:family="text">
      <style:text-properties officeooo:rsid="0022e0cb"/>
    </style:style>
    <style:style style:name="T2" style:family="text">
      <style:text-properties officeooo:rsid="0024c270"/>
    </style:style>
    <style:style style:name="T3" style:family="text">
      <style:text-properties officeooo:rsid="0028aa34"/>
    </style:style>
    <style:style style:name="T4" style:family="text">
      <style:text-properties officeooo:rsid="002b6a0a"/>
    </style:style>
    <style:style style:name="T5" style:family="text">
      <style:text-properties officeooo:rsid="0026f5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span text:style-name="T2">DOCKER-COMPOSE.YML para LARAVEL</text:span></text:p>
      <text:p text:style-name="P2"/>
      <text:p text:style-name="P2"/>
      <text:p text:style-name="P2">Esta configuración de docker funciona, para generar el proyecto en <text:span text:style-name="T2">L</text:span>aravel.</text:p>
      <text:p text:style-name="P2"><text:span text:style-name="T2">Creamos un directorio con el nombre de nuestra aplicación en donde vamos a trabajar, </text:span>pega<text:span text:style-name="T2">mos</text:span> <text:span text:style-name="T2">el</text:span> archivo <text:s/>docker-compose.yml.</text:p>
      <text:p text:style-name="P1"/>
      <text:p text:style-name="P1">Luego en la linea de comandos tenemos que ingresar :</text:p>
      <text:p text:style-name="P1"/>
      <text:p text:style-name="P1">Para generar los contenedores y levantar los servicios </text:p>
      <text:p text:style-name="P1"><text:span text:style-name="T2">1</text:span>) docker compose <text:span text:style-name="T1">u</text:span>p -d</text:p>
      <text:p text:style-name="P1"/>
      <text:p text:style-name="P4">2) Creamos un alias para usar el comando de composer <text:span text:style-name="T4">de php </text:span>“artisan”.</text:p>
      <text:p text:style-name="P6">El comando seria docker compose exec <text:span text:style-name="T3">(</text:span><text:span text:style-name="T5">monbre del contenedor</text:span><text:span text:style-name="T3">) </text:span>php artisan migrate</text:p>
      <text:p text:style-name="P4">Ej: php artisan migrate</text:p>
      <text:p text:style-name="P4">Alias: alias php<text:span text:style-name="T3">=</text:span> “docker compose exec <text:span text:style-name="T3">(</text:span>monbre del contenedor<text:span text:style-name="T3">)</text:span>”</text:p>
      <text:p text:style-name="P1"/>
      <text:p text:style-name="P1"/>
      <text:p text:style-name="P3">Por dudas o consultas ver el siguiente video:</text:p>
      <text:p text:style-name="P3"><text:a xlink:type="simple" xlink:href="https://www.youtube.com/watch?v=3GMzg3EK7dc&amp;list=PLy8Qdj_a4vwECQdGc84r3nLdzJRx4d2co&amp;index=1&amp;t=344s" text:style-name="Internet_20_link" text:visited-style-name="Visited_20_Internet_20_Link">https://www.youtube.com/watch?v=3GMzg3EK7dc&amp;list=PLy8Qdj_a4vwECQdGc84r3nLdzJRx4d2co&amp;index=1&amp;t=344s</text:a></text:p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8:11:19.161598918</meta:creation-date>
    <dc:date>2023-11-27T21:42:25.619746436</dc:date>
    <meta:editing-duration>PT1H10M12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102" meta:character-count="741" meta:non-whitespace-character-count="647"/>
  </office:meta>
</office:document-meta>
</file>